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026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5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4cm" svg:height="2.2cm" svg:x="7.1cm" svg:y="0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2cm" svg:height="2.5cm" svg:x="6.1cm" svg:y="25.7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47.595950312</meta:creation-date>
    <dc:date>2019-11-06T11:36:25.003472113</dc:date>
    <meta:editing-duration>PT1M37S</meta:editing-duration>
    <meta:editing-cycles>1</meta:editing-cycles>
    <meta:document-statistic meta:object-count="2"/>
    <meta:generator>LibreOffice/6.0.7.3$Linux_X86_64 LibreOffice_project/00m0$Build-3</meta:generator>
  </office:meta>
</office:document-meta>
</file>